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6" calcext:value-type="float">
            <text:p>5016</text:p>
          </table:table-cell>
          <table:table-cell office:value-type="float" office:value="-2186" calcext:value-type="float">
            <text:p>-2186</text:p>
          </table:table-cell>
          <table:table-cell table:formula="of:=SUM([.B4:.C4])" office:value-type="float" office:value="2830" calcext:value-type="float">
            <text:p>283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369" calcext:value-type="float">
            <text:p>36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C57:.C65])" office:value-type="float" office:value="380.12" calcext:value-type="float">
            <text:p>380.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0:.C81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3])" office:value-type="float" office:value="5016.37" calcext:value-type="float">
            <text:p>5016.37</text:p>
          </table:table-cell>
          <table:table-cell table:formula="of:=SUM([.D1:.D83])" office:value-type="float" office:value="5016.37" calcext:value-type="float">
            <text:p>5016.3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8:.C102])" office:value-type="float" office:value="-2186.12" calcext:value-type="float">
            <text:p>-218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4];[.D103])" office:value-type="float" office:value="2830.25" calcext:value-type="float">
            <text:p>2830.2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4])" office:value-type="float" office:value="73.42" calcext:value-type="float">
            <text:p>73.4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4])" office:value-type="float" office:value="60.68" calcext:value-type="float">
            <text:p>60.6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8:.C53])" office:value-type="float" office:value="73.53" calcext:value-type="float">
            <text:p>73.5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56:.C6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5:.C77])"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9])" office:value-type="float" office:value="297.63" calcext:value-type="float">
            <text:p>297.63</text:p>
          </table:table-cell>
          <table:table-cell table:formula="of:=SUM([.D1:.D79])" office:value-type="float" office:value="297.63" calcext:value-type="float">
            <text:p>297.6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4:.C95])" office:value-type="float" office:value="-280" calcext:value-type="float">
            <text:p>-28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0];[.D96])" office:value-type="float" office:value="17.63" calcext:value-type="float">
            <text:p>17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2:12:16.728118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22:14:09.180486193</dc:date>
    <meta:editing-duration>P1DT9H21M43S</meta:editing-duration>
    <meta:editing-cycles>191</meta:editing-cycles>
    <meta:generator>LibreOffice/6.0.7.3$Linux_X86_64 LibreOffice_project/00m0$Build-3</meta:generator>
    <meta:document-statistic meta:table-count="5" meta:cell-count="684" meta:object-count="0"/>
  </office:meta>
</office:document-meta>
</file>